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svg:stroke-width="0.018cm" svg:stroke-color="#666666" draw:marker-start="" draw:marker-start-width="0.227cm" draw:marker-end-width="0.227cm" draw:fill-color="#ffffff" draw:textarea-horizontal-align="justify" draw:textarea-vertical-align="middle" draw:auto-grow-height="false" fo:min-height="0.232cm" fo:min-width="3.482cm" fo:padding-top="0.134cm" fo:padding-bottom="0.134cm" fo:padding-left="0.259cm" fo:padding-right="0.259cm" draw:shadow="hidden" draw:shadow-offset-x="0.04cm" draw:shadow-offset-y="0.04cm" draw:shadow-color="#eeeeee"/>
    </style:style>
    <style:style style:name="gr3" style:family="graphic" style:parent-style-name="standard">
      <style:graphic-properties svg:stroke-width="0.018cm" svg:stroke-color="#666666" draw:marker-start="" draw:marker-start-width="0.227cm" draw:marker-end-width="0.227cm" draw:fill-color="#ffffff" draw:textarea-horizontal-align="justify" draw:textarea-vertical-align="middle" draw:auto-grow-height="false" fo:min-height="0.232cm" fo:min-width="3.722cm" fo:padding-top="0.134cm" fo:padding-bottom="0.134cm" fo:padding-left="0.139cm" fo:padding-right="0.139cm" draw:shadow="hidden" draw:shadow-offset-x="0.04cm" draw:shadow-offset-y="0.04cm" draw:shadow-color="#eeeeee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3.25cm" fo:min-width="10.5cm"/>
    </style:style>
    <style:style style:name="gr5" style:family="graphic" style:parent-style-name="objectwithoutfill">
      <style:graphic-properties svg:stroke-width="0.018cm" svg:stroke-color="#666666" draw:marker-start-width="0.227cm" draw:marker-end="Symmetric_20_Arrow" draw:marker-end-width="0.327cm" svg:stroke-linecap="square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svg:stroke-width="0.018cm" svg:stroke-color="#666666" draw:marker-start-width="0.227cm" draw:marker-end="" draw:marker-end-width="0.327cm" svg:stroke-linecap="square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666666" draw:marker-start-width="0.254cm" draw:marker-end-width="0.354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color="#000000" draw:fill="none" draw:fill-color="#ffffff" fo:min-height="0.314cm" fo:padding-left="0.13cm" fo:padding-right="0.13cm"/>
    </style:style>
    <style:style style:name="gr9" style:family="graphic" style:parent-style-name="standard">
      <style:graphic-properties draw:stroke="none" svg:stroke-color="#000000" draw:fill="none" draw:fill-color="#ffffff" draw:textarea-vertical-align="bottom" fo:min-height="0.314cm" fo:padding-left="0.13cm" fo:padding-right="0.13cm"/>
    </style:style>
    <style:style style:name="gr10" style:family="graphic" style:parent-style-name="standard">
      <style:graphic-properties svg:stroke-width="0.018cm" svg:stroke-color="#666666" draw:marker-start="" draw:marker-start-width="0.227cm" draw:marker-end-width="0.227cm" draw:fill="solid" draw:fill-color="#ffffff" draw:textarea-horizontal-align="justify" draw:textarea-vertical-align="middle" draw:auto-grow-height="false" fo:min-height="0.232cm" fo:min-width="3.482cm" fo:padding-top="0.134cm" fo:padding-bottom="0.134cm" fo:padding-left="0.259cm" fo:padding-right="0.259cm" draw:shadow="hidden" draw:shadow-offset-x="0.04cm" draw:shadow-offset-y="0.04cm" draw:shadow-color="#eeeeee"/>
    </style:style>
    <style:style style:name="gr11" style:family="graphic" style:parent-style-name="standard">
      <style:graphic-properties svg:stroke-width="0.018cm" svg:stroke-color="#666666" draw:marker-start="" draw:marker-start-width="0.227cm" draw:marker-end-width="0.227cm" draw:fill="solid" draw:fill-color="#ffffff" draw:textarea-horizontal-align="justify" draw:textarea-vertical-align="middle" draw:auto-grow-height="false" fo:min-height="0.482cm" fo:min-width="3.722cm" fo:padding-top="0.134cm" fo:padding-bottom="0.134cm" fo:padding-left="0.139cm" fo:padding-right="0.139cm" draw:shadow="hidden" draw:shadow-offset-x="0.04cm" draw:shadow-offset-y="0.04cm" draw:shadow-color="#eeeeee"/>
    </style:style>
    <style:style style:name="gr12" style:family="graphic" style:parent-style-name="standard">
      <style:graphic-properties svg:stroke-width="0.018cm" svg:stroke-color="#666666" draw:marker-start="" draw:marker-start-width="0.227cm" draw:marker-end-width="0.227cm" draw:fill="solid" draw:fill-color="#ffffff" draw:textarea-horizontal-align="justify" draw:textarea-vertical-align="middle" draw:auto-grow-height="false" fo:min-height="0.232cm" fo:min-width="3.722cm" fo:padding-top="0.134cm" fo:padding-bottom="0.134cm" fo:padding-left="0.139cm" fo:padding-right="0.139cm" draw:shadow="hidden" draw:shadow-offset-x="0.04cm" draw:shadow-offset-y="0.04cm" draw:shadow-color="#eeeeee"/>
    </style:style>
    <style:style style:name="gr13" style:family="graphic" style:parent-style-name="standard">
      <style:graphic-properties svg:stroke-width="0.018cm" svg:stroke-color="#666666" draw:marker-start="" draw:marker-start-width="0.227cm" draw:marker-end-width="0.227cm" draw:fill="solid" draw:fill-color="#ffffff" draw:textarea-horizontal-align="justify" draw:textarea-vertical-align="middle" draw:auto-grow-height="false" fo:min-height="0.732cm" fo:min-width="3.722cm" fo:padding-top="0.134cm" fo:padding-bottom="0.134cm" fo:padding-left="0.139cm" fo:padding-right="0.139cm" draw:shadow="hidden" draw:shadow-offset-x="0.04cm" draw:shadow-offset-y="0.04cm" draw:shadow-color="#eeeeee"/>
    </style:style>
    <style:style style:name="gr14" style:family="graphic" style:parent-style-name="standard">
      <style:graphic-properties svg:stroke-width="0.018cm" svg:stroke-color="#666666" draw:marker-start="" draw:marker-start-width="0.227cm" draw:marker-end-width="0.227cm" draw:fill="solid" draw:fill-color="#ffffff" draw:textarea-horizontal-align="justify" draw:textarea-vertical-align="middle" draw:auto-grow-height="false" fo:min-height="1.732cm" fo:min-width="3.722cm" fo:padding-top="0.134cm" fo:padding-bottom="0.134cm" fo:padding-left="0.139cm" fo:padding-right="0.139cm" draw:shadow="hidden" draw:shadow-offset-x="0.04cm" draw:shadow-offset-y="0.04cm" draw:shadow-color="#eeeee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loext:graphic-properties draw:fill-color="#ffffff"/>
      <style:paragraph-properties fo:text-align="center"/>
      <style:text-properties fo:color="#666666" fo:font-size="8pt" fo:font-style="italic" fo:font-weight="bold" style:font-style-asian="italic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666666" fo:font-size="8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808080" fo:font-size="8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808080" fo:font-size="8pt"/>
    </style:style>
    <style:style style:name="P10" style:family="paragraph">
      <loext:graphic-properties draw:fill="none" draw:fill-color="#ffffff"/>
      <style:paragraph-properties fo:text-align="start"/>
      <style:text-properties fo:color="#808080" fo:font-size="8pt"/>
    </style:style>
    <style:style style:name="P11" style:family="paragraph">
      <loext:graphic-properties draw:fill="solid" draw:fill-color="#ffffff"/>
      <style:paragraph-properties fo:text-align="center"/>
      <style:text-properties fo:color="#666666" fo:font-size="8pt" fo:font-style="normal" fo:font-weight="bold" style:font-style-asian="normal" style:font-style-complex="normal"/>
    </style:style>
    <style:style style:name="P12" style:family="paragraph">
      <loext:graphic-properties draw:fill="solid" draw:fill-color="#ffffff"/>
      <style:paragraph-properties fo:text-align="start"/>
      <style:text-properties fo:color="#666666" fo:font-size="8pt" fo:font-weight="normal" style:font-weight-asian="normal" style:font-weight-complex="normal"/>
    </style:style>
    <style:style style:name="P13" style:family="paragraph">
      <loext:graphic-properties draw:fill="solid" draw:fill-color="#ffffff"/>
      <style:paragraph-properties fo:text-align="center"/>
      <style:text-properties fo:color="#666666" fo:font-size="8pt" fo:font-style="normal" style:text-underline-style="solid" style:text-underline-width="auto" style:text-underline-color="font-color" fo:font-weight="bold" style:font-style-asian="normal" style:font-style-complex="normal"/>
    </style:style>
    <style:style style:name="T1" style:family="text">
      <style:text-properties fo:color="#666666" fo:font-size="8pt" fo:font-style="italic" fo:font-weight="bold" style:font-style-asian="italic" style:font-style-complex="italic"/>
    </style:style>
    <style:style style:name="T2" style:family="text">
      <style:text-properties fo:color="#666666" fo:font-size="8pt" fo:font-weight="normal" style:font-weight-asian="normal" style:font-weight-complex="normal"/>
    </style:style>
    <style:style style:name="T3" style:family="text">
      <style:text-properties fo:color="#666666" fo:font-size="8pt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color="#808080" fo:font-size="8pt"/>
    </style:style>
    <style:style style:name="T5" style:family="text">
      <style:text-properties fo:color="#666666" fo:font-size="8pt" fo:font-style="normal" fo:font-weight="bold" style:font-style-asian="normal" style:font-style-complex="normal"/>
    </style:style>
    <style:style style:name="T6" style:family="text">
      <style:text-properties fo:color="#666666" fo:font-size="8pt"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0.5cm" svg:height="0.5cm" svg:x="10.9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5cm" svg:height="0.5cm" svg:x="8.6cm" svg:y="8.75cm">
          <text:p/>
          <draw:enhanced-geometry svg:viewBox="0 0 21600 21600" draw:type="rectangle" draw:enhanced-path="M 0 0 L 21600 0 21600 21600 0 21600 0 0 Z N"/>
        </draw:custom-shape>
        <draw:g xml:id="id2" draw:id="id2">
          <draw:custom-shape draw:style-name="gr2" draw:text-style-name="P3" draw:layer="layout" svg:width="4cm" svg:height="0.5cm" svg:x="8cm" svg:y="8.25cm">
            <text:p text:style-name="P2"><text:span text:style-name="T1">MessageContent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4cm" svg:height="0.5cm" svg:x="8cm" svg:y="8.75cm">
            <text:p text:style-name="P4"><text:span text:style-name="T2">+ </text:span><text:span text:style-name="T3">write()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1cm" svg:height="13.5cm" svg:x="7.75cm" svg:y="2.7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cm" svg:y1="8.75cm" svg:x2="12cm" svg:y2="8.75cm">
          <text:p/>
        </draw:line>
        <draw:line draw:style-name="gr6" draw:text-style-name="P6" draw:layer="layout" svg:x1="13cm" svg:y1="5.75cm" svg:x2="13cm" svg:y2="11.75cm">
          <text:p/>
        </draw:line>
        <draw:line draw:style-name="gr6" draw:text-style-name="P6" draw:layer="layout" svg:x1="13cm" svg:y1="5.75cm" svg:x2="14cm" svg:y2="5.75cm">
          <text:p/>
        </draw:line>
        <draw:line draw:style-name="gr6" draw:text-style-name="P6" draw:layer="layout" svg:x1="13cm" svg:y1="7.5cm" svg:x2="14cm" svg:y2="7.5cm">
          <text:p/>
        </draw:line>
        <draw:line draw:style-name="gr6" draw:text-style-name="P6" draw:layer="layout" svg:x1="13cm" svg:y1="9.375cm" svg:x2="14cm" svg:y2="9.375cm">
          <text:p/>
        </draw:line>
        <draw:line draw:style-name="gr6" draw:text-style-name="P6" draw:layer="layout" svg:x1="13cm" svg:y1="11.75cm" svg:x2="14cm" svg:y2="11.75cm">
          <text:p/>
        </draw:line>
        <draw:connector draw:style-name="gr7" draw:text-style-name="P6" draw:layer="layout" svg:x1="16cm" svg:y1="5.25cm" svg:x2="10cm" svg:y2="8.25cm" draw:start-shape="id1" draw:start-glue-point="0" draw:end-shape="id2" draw:end-glue-point="0" svg:d="M16000 5250v-509h-6000v3509" svg:viewBox="0 0 6001 3510">
          <text:p/>
        </draw:connector>
        <draw:connector draw:style-name="gr7" draw:text-style-name="P6" draw:layer="layout" draw:line-skew="3.465cm -0.035cm" svg:x1="8.85cm" svg:y1="9.25cm" svg:x2="18cm" svg:y2="9.375cm" draw:start-shape="id3" draw:start-glue-point="2" draw:end-shape="id4" draw:end-glue-point="1" svg:d="M8850 9250v4724h9624v-4599h-474" svg:viewBox="0 0 9625 4725">
          <text:p/>
        </draw:connector>
        <draw:connector draw:style-name="gr7" draw:text-style-name="P6" draw:layer="layout" draw:line-skew="-0.035cm" svg:x1="11.15cm" svg:y1="9.25cm" svg:x2="16cm" svg:y2="13cm" draw:start-shape="id5" draw:start-glue-point="2" draw:end-shape="id6" draw:end-glue-point="2" svg:d="M11150 9250v4224h4850v-474" svg:viewBox="0 0 4851 4225">
          <text:p/>
        </draw:connector>
        <draw:frame draw:style-name="gr8" draw:text-style-name="P7" draw:layer="layout" svg:width="1cm" svg:height="0.564cm" svg:x="16.05cm" svg:y="4.686cm">
          <draw:text-box>
            <text:p><text:span text:style-name="T4">*</text:span></text:p>
          </draw:text-box>
        </draw:frame>
        <draw:frame draw:style-name="gr8" draw:text-style-name="P9" draw:layer="layout" svg:width="0.5cm" svg:height="0.564cm" svg:x="10.65cm" svg:y="9.2cm">
          <draw:text-box>
            <text:p text:style-name="P8"><text:span text:style-name="T4">1</text:span></text:p>
          </draw:text-box>
        </draw:frame>
        <draw:frame draw:style-name="gr8" draw:text-style-name="P9" draw:layer="layout" svg:width="0.75cm" svg:height="0.564cm" svg:x="8.1cm" svg:y="9.2cm">
          <draw:text-box>
            <text:p text:style-name="P8"><text:span text:style-name="T4">1..*</text:span></text:p>
          </draw:text-box>
        </draw:frame>
        <draw:frame draw:style-name="gr8" draw:text-style-name="P7" draw:layer="layout" svg:width="0.5cm" svg:height="0.564cm" svg:x="18cm" svg:y="9.336cm">
          <draw:text-box>
            <text:p><text:span text:style-name="T4">*</text:span></text:p>
          </draw:text-box>
        </draw:frame>
        <draw:frame draw:style-name="gr8" draw:text-style-name="P7" draw:layer="layout" svg:width="0.5cm" svg:height="0.564cm" svg:x="16cm" svg:y="13cm">
          <draw:text-box>
            <text:p><text:span text:style-name="T4">*</text:span></text:p>
          </draw:text-box>
        </draw:frame>
        <draw:frame draw:style-name="gr9" draw:text-style-name="P7" draw:layer="layout" svg:width="0.5cm" svg:height="0.564cm" svg:x="10cm" svg:y="7.686cm">
          <draw:text-box>
            <text:p><text:span text:style-name="T4">1</text:span></text:p>
          </draw:text-box>
        </draw:frame>
        <draw:frame draw:style-name="gr9" draw:text-style-name="P9" draw:layer="layout" svg:width="2cm" svg:height="0.564cm" svg:x="8cm" svg:y="7.686cm">
          <draw:text-box>
            <text:p text:style-name="P8"><text:span text:style-name="T4">+ content</text:span></text:p>
          </draw:text-box>
        </draw:frame>
        <draw:frame draw:style-name="gr8" draw:text-style-name="P10" draw:layer="layout" svg:width="1.25cm" svg:height="0.564cm" svg:x="8.9cm" svg:y="9.2cm">
          <draw:text-box>
            <text:p text:style-name="P4"><text:span text:style-name="T4">+ parts</text:span></text:p>
          </draw:text-box>
        </draw:frame>
        <draw:frame draw:style-name="gr8" draw:text-style-name="P10" draw:layer="layout" svg:width="1.5cm" svg:height="0.564cm" svg:x="11.15cm" svg:y="9.2cm">
          <draw:text-box>
            <text:p text:style-name="P4"><text:span text:style-name="T4">+ content</text:span></text:p>
          </draw:text-box>
        </draw:frame>
        <draw:g>
          <draw:custom-shape draw:style-name="gr10" draw:text-style-name="P11" draw:layer="layout" svg:width="4cm" svg:height="0.5cm" svg:x="14cm" svg:y="3cm">
            <text:p text:style-name="P1"><text:span text:style-name="T5">Mailbox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4cm" svg:height="0.75cm" svg:x="14cm" svg:y="3.5cm">
            <text:p text:style-name="P4"><text:span text:style-name="T2">+ email_address</text:span></text:p>
            <text:p text:style-name="P4"><text:span text:style-name="T2">+ display_name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0" draw:text-style-name="P11" draw:layer="layout" svg:width="4cm" svg:height="0.5cm" svg:x="14cm" svg:y="5.25cm">
            <text:p text:style-name="P1"><text:span text:style-name="T5">Message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4cm" svg:height="0.5cm" svg:x="14cm" svg:y="5.75cm">
            <text:p text:style-name="P4"><text:span text:style-name="T2">+ head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1" draw:layer="layout" svg:width="4cm" svg:height="0.5cm" svg:x="14cm" svg:y="6.75cm">
            <text:p text:style-name="P1"><text:span text:style-name="T5">PlainConten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4cm" svg:height="1cm" svg:x="14cm" svg:y="7.25cm">
            <text:p text:style-name="P4"><text:span text:style-name="T2">+ content</text:span></text:p>
            <text:p text:style-name="P4"><text:span text:style-name="T2">+ content_type</text:span></text:p>
            <text:p text:style-name="P4"><text:span text:style-name="T2">+ transfer_encoding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0" draw:text-style-name="P11" draw:layer="layout" svg:width="4cm" svg:height="0.5cm" svg:x="14cm" svg:y="8.75cm">
            <text:p text:style-name="P1"><text:span text:style-name="T5">CompositeConten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4cm" svg:height="0.75cm" svg:x="14cm" svg:y="9.25cm">
            <text:p text:style-name="P4"><text:span text:style-name="T2">+ type</text:span></text:p>
            <text:p text:style-name="P4"><text:span text:style-name="T2">+ boundary</text:span></text:p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0" draw:text-style-name="P11" draw:layer="layout" svg:width="4cm" svg:height="0.5cm" svg:x="14cm" svg:y="10.5cm">
            <text:p text:style-name="P1"><text:span text:style-name="T5">AdvancedCont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4cm" svg:height="2cm" svg:x="14cm" svg:y="11cm">
            <text:p text:style-name="P4"><text:span text:style-name="T2">+ disposition_type</text:span></text:p>
            <text:p text:style-name="P4"><text:span text:style-name="T2">+ content_id</text:span></text:p>
            <text:p text:style-name="P4"><text:span text:style-name="T2">+ filename</text:span></text:p>
            <text:p text:style-name="P4"><text:span text:style-name="T2">+ creation_date</text:span></text:p>
            <text:p text:style-name="P4"><text:span text:style-name="T2">+ modification_date</text:span></text:p>
            <text:p text:style-name="P4"><text:span text:style-name="T2">+ read_da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3" draw:layer="layout" svg:width="4cm" svg:height="0.5cm" svg:x="14cm" svg:y="14.5cm">
            <text:p text:style-name="P1"><text:span text:style-name="T5">Encod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2" draw:layer="layout" svg:width="4cm" svg:height="1cm" svg:x="14cm" svg:y="15cm">
            <text:p text:style-name="P4"><text:span text:style-name="T2">+ </text:span><text:span text:style-name="T6">base64(bin): Array</text:span></text:p>
            <text:p text:style-name="P4"><text:span text:style-name="T2">+ </text:span><text:span text:style-name="T6">encoded_word(str): String</text:span></text:p>
            <text:p text:style-name="P4"><text:span text:style-name="T2">+ </text:span><text:span text:style-name="T6">quoted_printable(str): Array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8:57:04.733096000</meta:creation-date>
    <dc:date>2017-03-13T20:39:38.572430000</dc:date>
    <meta:editing-duration>PT1H15M31S</meta:editing-duration>
    <meta:editing-cycles>14</meta:editing-cycles>
    <meta:generator>LibreOffice/5.1.6.2$MacOSX_X86_64 LibreOffice_project/07ac168c60a517dba0f0d7bc7540f5afa45f0909</meta:generator>
    <meta:document-statistic meta:object-count="42"/>
  </office:meta>
</office:document-meta>
</file>